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ce5" officeooo:paragraph-rsid="0005dce5"/>
    </style:style>
    <style:style style:name="P2" style:family="paragraph" style:parent-style-name="Standard" style:list-style-name="L1">
      <style:paragraph-properties fo:line-height="200%"/>
      <style:text-properties officeooo:rsid="0005dce5" officeooo:paragraph-rsid="0005dc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es següents interrelacions són 1:1, 1:N o N:M? (Per aquest exercici considerarem que només volem guardar la informació actual, no tindrem en compte anys anteriors, cursos anteriors o adreces anteriors)</text:p>
      <text:p text:style-name="P1"/>
      <text:list xml:id="list7186680741853728364" text:style-name="L1">
        <text:list-item>
          <text:p text:style-name="P2">Cotxes i Matrículues</text:p>
        </text:list-item>
        <text:list-item>
          <text:p text:style-name="P2">Cotxes i multes</text:p>
        </text:list-item>
        <text:list-item>
          <text:p text:style-name="P2">Productes i fabricants</text:p>
        </text:list-item>
        <text:list-item>
          <text:p text:style-name="P2">Clients i venedors</text:p>
        </text:list-item>
        <text:list-item>
          <text:p text:style-name="P2">Productes i venedors</text:p>
        </text:list-item>
        <text:list-item>
          <text:p text:style-name="P2">Productes i factures</text:p>
        </text:list-item>
        <text:list-item>
          <text:p text:style-name="P2">Productes i clients</text:p>
        </text:list-item>
        <text:list-item>
          <text:p text:style-name="P2">Productes i TipusProductes</text:p>
        </text:list-item>
        <text:list-item>
          <text:p text:style-name="P2">Clients i TipusClients</text:p>
        </text:list-item>
        <text:list-item>
          <text:p text:style-name="P2">Clients i Localitat</text:p>
        </text:list-item>
        <text:list-item>
          <text:p text:style-name="P2">Alumnat i CiclesFormatius</text:p>
        </text:list-item>
        <text:list-item>
          <text:p text:style-name="P2">Alumnat i Assignatures</text:p>
        </text:list-item>
        <text:list-item>
          <text:p text:style-name="P2">Alumnat i Professorat</text:p>
        </text:list-item>
        <text:list-item>
          <text:p text:style-name="P2">Alumnat i CentresEducatius</text:p>
        </text:list-item>
        <text:list-item>
          <text:p text:style-name="P2">Usuaris i missatges de mail enviats</text:p>
        </text:list-item>
        <text:list-item>
          <text:p text:style-name="P2">Usuaris i missatges de mail rebuts</text:p>
        </text:list-item>
        <text:list-item>
          <text:p text:style-name="P2">Pacients i doctors</text:p>
        </text:list-item>
        <text:list-item>
          <text:p text:style-name="P2">Doctors i especialitats</text:p>
        </text:list-item>
        <text:list-item>
          <text:p text:style-name="P2">Pacients i proves mèdiques</text:p>
        </text:list-item>
        <text:list-item>
          <text:p text:style-name="P2">Pacients i centres d'atenció mèd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9:17:35.019000000</meta:creation-date>
    <dc:date>2016-09-20T19:34:12.447000000</dc:date>
    <meta:editing-duration>PT1M17S</meta:editing-duration>
    <meta:editing-cycles>1</meta:editing-cycles>
    <meta:document-statistic meta:table-count="0" meta:image-count="0" meta:object-count="0" meta:page-count="1" meta:paragraph-count="21" meta:word-count="119" meta:character-count="719" meta:non-whitespace-character-count="641"/>
    <meta:generator>LibreOffice/4.4.4.3$Windows_x86 LibreOffice_project/2c39ebcf046445232b798108aa8a7e7d89552ea8</meta:generator>
  </office:meta>
</office:document-meta>
</file>